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121">
      <style:text-properties fo:font-weight="bold" style:font-weight-asian="bold" style:font-weight-complex="bold"/>
    </style:style>
    <style:style style:name="ce4" style:family="table-cell" style:parent-style-name="Default" style:data-style-name="N10121"/>
    <style:style style:name="ce5" style:family="table-cell" style:parent-style-name="Default" style:data-style-name="N1012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RGC4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ANN</text:p>
          </table:table-cell>
          <table:table-cell table:style-name="ce3" office:value-type="string" calcext:value-type="string">
            <text:p>DEE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4" calcext:value-type="float">
            <text:p>0.694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73" calcext:value-type="float">
            <text:p>0.07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8" calcext:value-type="float">
            <text:p>0.778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66" calcext:value-type="float">
            <text:p>0.06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5" calcext:value-type="float">
            <text:p>0.765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18" calcext:value-type="float">
            <text:p>0.818</text:p>
          </table:table-cell>
          <table:table-cell office:value-type="float" office:value="0.036" calcext:value-type="float">
            <text:p>0.03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3" calcext:value-type="float">
            <text:p>0.853</text:p>
          </table:table-cell>
          <table:table-cell office:value-type="float" office:value="0.042" calcext:value-type="float">
            <text:p>0.04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96" calcext:value-type="float">
            <text:p>0.896</text:p>
          </table:table-cell>
          <table:table-cell table:style-name="ce3" office:value-type="float" office:value="0.029" calcext:value-type="float">
            <text:p>0.02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13" calcext:value-type="float">
            <text:p>0.913</text:p>
          </table:table-cell>
          <table:table-cell office:value-type="float" office:value="0.034" calcext:value-type="float">
            <text:p>0.034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2" calcext:value-type="float">
            <text:p>0.842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37" calcext:value-type="float">
            <text:p>0.037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3"/>
          <table:table-cell table:style-name="ce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8" calcext:value-type="float">
            <text:p>0.69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63" calcext:value-type="float">
            <text:p>0.863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85" calcext:value-type="float">
            <text:p>0.885</text:p>
          </table:table-cell>
          <table:table-cell table:style-name="ce3" office:value-type="float" office:value="0.014" calcext:value-type="float">
            <text:p>0.01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" calcext:value-type="float">
            <text:p>0.020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3"/>
          <table:table-cell table:style-name="ce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" calcext:value-type="float">
            <text:p>0.616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0</text:p>
          </table:table-cell>
          <table:table-cell office:value-type="float" office:value="0.028" calcext:value-type="float">
            <text:p>0.02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21" calcext:value-type="float">
            <text:p>0.821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" calcext:value-type="float">
            <text:p>0.813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7" calcext:value-type="float">
            <text:p>0.01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39" calcext:value-type="float">
            <text:p>0.839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017" calcext:value-type="float">
            <text:p>0.017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2" office:value-type="float" office:value="500" calcext:value-type="float">
            <text:p>500</text:p>
          </table:table-cell>
          <table:table-cell table:number-columns-repeated="3"/>
          <table:table-cell table:style-name="ce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FIG83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ANN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62" calcext:value-type="float">
            <text:p>0.762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04" calcext:value-type="float">
            <text:p>0.704</text:p>
          </table:table-cell>
          <table:table-cell table:style-name="ce4" office:value-type="float" office:value="0.055" calcext:value-type="float">
            <text:p>0.0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41" calcext:value-type="float">
            <text:p>0.741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756" calcext:value-type="float">
            <text:p>0.756</text:p>
          </table:table-cell>
          <table:table-cell table:style-name="ce4" office:value-type="float" office:value="0.084" calcext:value-type="float">
            <text:p>0.08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26" calcext:value-type="float">
            <text:p>0.826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806" calcext:value-type="float">
            <text:p>0.806</text:p>
          </table:table-cell>
          <table:table-cell table:style-name="ce4" office:value-type="float" office:value="0.057" calcext:value-type="float">
            <text:p>0.05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5" calcext:value-type="float">
            <text:p>0.855</text:p>
          </table:table-cell>
          <table:table-cell table:style-name="ce4" office:value-type="float" office:value="0.06" calcext:value-type="float">
            <text:p>0.06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832" calcext:value-type="float">
            <text:p>0.832</text:p>
          </table:table-cell>
          <table:table-cell table:style-name="ce4" office:value-type="float" office:value="0.054" calcext:value-type="float">
            <text:p>0.05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882" calcext:value-type="float">
            <text:p>0.882</text:p>
          </table:table-cell>
          <table:table-cell table:style-name="ce4" office:value-type="float" office:value="0.04" calcext:value-type="float">
            <text:p>0.040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style-name="ce4" office:value-type="float" office:value="0.898" calcext:value-type="float">
            <text:p>0.898</text:p>
          </table:table-cell>
          <table:table-cell table:style-name="ce4" office:value-type="float" office:value="0.04" calcext:value-type="float">
            <text:p>0.040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899" calcext:value-type="float">
            <text:p>0.899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float" office:value="0.023" calcext:value-type="float">
            <text:p>0.023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19" calcext:value-type="float">
            <text:p>0.919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3" calcext:value-type="float">
            <text:p>0.803</text:p>
          </table:table-cell>
          <table:table-cell office:value-type="float" office:value="0.023" calcext:value-type="float">
            <text:p>0.023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1" calcext:value-type="float">
            <text:p>0.910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5" calcext:value-type="float">
            <text:p>0.93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957" calcext:value-type="float">
            <text:p>0.957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" calcext:value-type="float">
            <text:p>0.970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43" calcext:value-type="float">
            <text:p>0.743</text:p>
          </table:table-cell>
          <table:table-cell table:style-name="ce4" office:value-type="float" office:value="0.03" calcext:value-type="float">
            <text:p>0.030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66" calcext:value-type="float">
            <text:p>0.866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85" calcext:value-type="float">
            <text:p>0.885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/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2" calcext:value-type="float">
            <text:p>0.932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2" calcext:value-type="float">
            <text:p>0.020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8" calcext:value-type="float">
            <text:p>0.968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/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GGFAC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ANN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67" calcext:value-type="float">
            <text:p>0.767</text:p>
          </table:table-cell>
          <table:table-cell table:style-name="ce4" office:value-type="float" office:value="0.025" calcext:value-type="float">
            <text:p>0.02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915" calcext:value-type="float">
            <text:p>0.915</text:p>
          </table:table-cell>
          <table:table-cell table:style-name="ce4" office:value-type="float" office:value="0.016" calcext:value-type="float">
            <text:p>0.016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83" calcext:value-type="float">
            <text:p>0.830</text:p>
          </table:table-cell>
          <table:table-cell table:style-name="ce4" office:value-type="float" office:value="0.131" calcext:value-type="float">
            <text:p>0.13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39" calcext:value-type="float">
            <text:p>0.939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934" calcext:value-type="float">
            <text:p>0.934</text:p>
          </table:table-cell>
          <table:table-cell table:style-name="ce4" office:value-type="float" office:value="0.019" calcext:value-type="float">
            <text:p>0.01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033" calcext:value-type="float">
            <text:p>0.03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78" calcext:value-type="float">
            <text:p>0.978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12" calcext:value-type="float">
            <text:p>0.012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8" calcext:value-type="float">
            <text:p>0.008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1" calcext:value-type="float">
            <text:p>0.001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58" calcext:value-type="float">
            <text:p>0.558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94" calcext:value-type="float">
            <text:p>0.794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29" calcext:value-type="float">
            <text:p>0.92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61" calcext:value-type="float">
            <text:p>0.96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7" calcext:value-type="float">
            <text:p>0.977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662" calcext:value-type="float">
            <text:p>0.662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758" calcext:value-type="float">
            <text:p>0.758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/>
          <table:table-cell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4" calcext:value-type="float">
            <text:p>0.854</text:p>
          </table:table-cell>
          <table:table-cell table:style-name="ce4" office:value-type="float" office:value="0.01" calcext:value-type="float">
            <text:p>0.01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59" calcext:value-type="float">
            <text:p>0.95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/>
          <table:table-cell office:value-type="float" office:value="300" calcext:value-type="float">
            <text:p>3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5" calcext:value-type="float">
            <text:p>0.965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/>
          <table:table-cell office:value-type="float" office:value="500" calcext:value-type="float">
            <text:p>500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3" number:grouping="true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5:09:14.566636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46:42.539996897</meta:creation-date>
    <meta:generator>LibreOffice/5.1.6.2$Linux_X86_64 LibreOffice_project/10m0$Build-2</meta:generator>
    <dc:date>2017-12-12T15:24:46.577840869</dc:date>
    <meta:editing-duration>PT2H3M13S</meta:editing-duration>
    <meta:editing-cycles>42</meta:editing-cycles>
    <meta:document-statistic meta:table-count="3" meta:cell-count="826" meta:object-count="0"/>
  </office:meta>
</office:document-meta>
</file>